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Arial" style:font-style-name="Regular" style:font-family-generic="swiss" fo:font-size="8pt" style:font-family-asian="Arial" style:font-style-name-asian="Regular" style:font-family-generic-asian="swiss" style:font-size-asian="8pt" style:font-family-complex="Arial" style:font-style-name-complex="Regular" style:font-family-generic-complex="swiss" style:font-size-complex="8pt"/>
    </style:style>
    <style:style style:name="T3" style:family="text">
      <style:text-properties fo:font-family="Arial" style:font-family-generic="roman" style:font-pitch="variable" fo:font-size="8pt" style:font-family-asian="Arial" style:font-style-name-asian="Regular" style:font-family-generic-asian="swiss" style:font-size-asian="8pt" style:font-family-complex="Arial" style:font-style-name-complex="Regular" style:font-family-generic-complex="swiss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4.81cm" svg:y="11.668cm">
          <text:p text:style-name="P1"><text:span text:style-name="T1">Signal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032cm" svg:height="1.524cm" svg:x="7.858cm" svg:y="11.668cm">
          <text:p text:style-name="P1"><text:span text:style-name="T1">100 dB</text:span></text:p>
          <text:p text:style-name="P1"><text:span text:style-name="T1">Step</text:span></text:p>
          <text:p text:style-name="P1"><text:span text:style-name="T1">Attenu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032cm" svg:height="1.524cm" svg:x="10.906cm" svg:y="11.668cm">
          <text:p text:style-name="P1"><text:span text:style-name="T1">DUT</text:span></text:p>
          <text:p text:style-name="P1"><text:span text:style-name="T1">(Receiver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032cm" svg:height="1.524cm" svg:x="13.954cm" svg:y="11.668cm">
          <text:p text:style-name="P1"><text:span text:style-name="T1">AF Amplifier</text:span></text:p>
          <text:p text:style-name="P1"><text:span text:style-name="T1">Or</text:span></text:p>
          <text:p text:style-name="P1"><text:span text:style-name="T1">8 </text:span><text:span text:style-name="T2">Ω</text:span><text:span text:style-name="T3"> 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032cm" svg:height="1.524cm" svg:x="13.954cm" svg:y="9.255cm">
          <text:p text:style-name="P1"><text:span text:style-name="T1">AC RMS</text:span></text:p>
          <text:p text:style-name="P1"><text:span text:style-name="T1">Voltme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842cm" svg:y1="12.43cm" svg:x2="7.858cm" svg:y2="12.43cm" draw:start-shape="id1" draw:start-glue-point="1" draw:end-shape="id2" draw:end-glue-point="3" svg:d="m6842 12430h1016" svg:viewBox="0 0 1017 1">
          <text:p/>
        </draw:connector>
        <draw:connector draw:style-name="gr2" draw:text-style-name="P3" draw:layer="layout" draw:type="line" svg:x1="9.89cm" svg:y1="12.43cm" svg:x2="10.906cm" svg:y2="12.43cm" draw:start-shape="id2" draw:start-glue-point="1" draw:end-shape="id3" draw:end-glue-point="3" svg:d="m9890 12430h1016" svg:viewBox="0 0 1017 1">
          <text:p/>
        </draw:connector>
        <draw:connector draw:style-name="gr2" draw:text-style-name="P3" xml:id="id6" draw:id="id6" draw:layer="layout" draw:type="line" svg:x1="12.938cm" svg:y1="12.43cm" svg:x2="13.954cm" svg:y2="12.43cm" draw:start-shape="id3" draw:start-glue-point="1" draw:end-shape="id4" draw:end-glue-point="3" svg:d="m12938 12430h1016" svg:viewBox="0 0 1017 1">
          <text:p/>
        </draw:connector>
        <draw:connector draw:style-name="gr2" draw:text-style-name="P3" draw:layer="layout" svg:x1="13.954cm" svg:y1="10.017cm" svg:x2="13.446cm" svg:y2="12.43cm" draw:start-shape="id5" draw:start-glue-point="3" draw:end-shape="id6" draw:end-glue-point="0" svg:d="m13954 10017h-508v2413" svg:viewBox="0 0 509 2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Milldrum</meta:initial-creator>
    <meta:creation-date>2013-09-13T10:25:16</meta:creation-date>
    <dc:date>2013-09-13T10:54:39</dc:date>
    <dc:creator>Jason Milldrum</dc:creator>
    <meta:editing-duration>PT14M11S</meta:editing-duration>
    <meta:editing-cycles>1</meta:editing-cycles>
    <meta:document-statistic meta:object-count="9"/>
    <meta:generator>LibreOffice/4.0.2.2$Linux_X86_64 LibreOffice_project/400m0$Build-2</meta:generator>
  </office:meta>
</office:document-meta>
</file>